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5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80992" calcext:value-type="float">
            <text:p>170.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5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348" calcext:value-type="float">
            <text:p>164.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35272" calcext:value-type="float">
            <text:p>170.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688" calcext:value-type="float">
            <text:p>170.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80408" calcext:value-type="float">
            <text:p>169.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7944" calcext:value-type="float">
            <text:p>170.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688" calcext:value-type="float">
            <text:p>170.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98696" calcext:value-type="float">
            <text:p>169.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4896" calcext:value-type="float">
            <text:p>170.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35272" calcext:value-type="float">
            <text:p>170.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08424" calcext:value-type="float">
            <text:p>171.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688" calcext:value-type="float">
            <text:p>170.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29176" calcext:value-type="float">
            <text:p>170.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89552" calcext:value-type="float">
            <text:p>169.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4896" calcext:value-type="float">
            <text:p>170.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89552" calcext:value-type="float">
            <text:p>169.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1848" calcext:value-type="float">
            <text:p>170.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80992" calcext:value-type="float">
            <text:p>170.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7568" calcext:value-type="float">
            <text:p>171.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3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96232" calcext:value-type="float">
            <text:p>170.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3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1952" calcext:value-type="float">
            <text:p>171.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3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17568" calcext:value-type="float">
            <text:p>171.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32224" calcext:value-type="float">
            <text:p>170.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01744" calcext:value-type="float">
            <text:p>170.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56608" calcext:value-type="float">
            <text:p>170.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50512" calcext:value-type="float">
            <text:p>170.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90136" calcext:value-type="float">
            <text:p>170.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77944" calcext:value-type="float">
            <text:p>170.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63288" calcext:value-type="float">
            <text:p>171.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4144" calcext:value-type="float">
            <text:p>171.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2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63288" calcext:value-type="float">
            <text:p>171.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98696" calcext:value-type="float">
            <text:p>169.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63288" calcext:value-type="float">
            <text:p>171.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2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66336" calcext:value-type="float">
            <text:p>171.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2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32224" calcext:value-type="float">
            <text:p>170.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2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3832" calcext:value-type="float">
            <text:p>170.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2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32224" calcext:value-type="float">
            <text:p>170.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80992" calcext:value-type="float">
            <text:p>170.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41368" calcext:value-type="float">
            <text:p>170.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35856" calcext:value-type="float">
            <text:p>171.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78528" calcext:value-type="float">
            <text:p>171.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95292" calcext:value-type="float">
            <text:p>171.9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831" calcext:value-type="float">
            <text:p>171.8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92828" calcext:value-type="float">
            <text:p>172.9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0428" calcext:value-type="float">
            <text:p>171.4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4768" calcext:value-type="float">
            <text:p>175.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86732" calcext:value-type="float">
            <text:p>172.8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1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64812" calcext:value-type="float">
            <text:p>171.6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6786" calcext:value-type="float">
            <text:p>171.6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85564" calcext:value-type="float">
            <text:p>170.8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73956" calcext:value-type="float">
            <text:p>171.7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73956" calcext:value-type="float">
            <text:p>171.7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89196" calcext:value-type="float">
            <text:p>171.8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95292" calcext:value-type="float">
            <text:p>171.9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07484" calcext:value-type="float">
            <text:p>172.0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84624" calcext:value-type="float">
            <text:p>171.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77004" calcext:value-type="float">
            <text:p>171.7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73194" calcext:value-type="float">
            <text:p>171.73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262" calcext:value-type="float">
            <text:p>171.5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61764" calcext:value-type="float">
            <text:p>171.6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214" calcext:value-type="float">
            <text:p>171.2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01388" calcext:value-type="float">
            <text:p>172.0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31868" calcext:value-type="float">
            <text:p>172.3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80052" calcext:value-type="float">
            <text:p>171.8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95292" calcext:value-type="float">
            <text:p>171.9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95292" calcext:value-type="float">
            <text:p>171.9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54728" calcext:value-type="float">
            <text:p>172.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26356" calcext:value-type="float">
            <text:p>173.2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15688" calcext:value-type="float">
            <text:p>173.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6712" calcext:value-type="float">
            <text:p>171.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32224" calcext:value-type="float">
            <text:p>170.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0616" calcext:value-type="float">
            <text:p>171.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03496" calcext:value-type="float">
            <text:p>173.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6776" calcext:value-type="float">
            <text:p>168.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9344" calcext:value-type="float">
            <text:p>168.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7632" calcext:value-type="float">
            <text:p>168.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3144" calcext:value-type="float">
            <text:p>167.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7048" calcext:value-type="float">
            <text:p>167.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8968" calcext:value-type="float">
            <text:p>168.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2016" calcext:value-type="float">
            <text:p>168.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9824" calcext:value-type="float">
            <text:p>168.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2352" calcext:value-type="float">
            <text:p>165.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54" calcext:value-type="float">
            <text:p>165.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5776" calcext:value-type="float">
            <text:p>164.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204" calcext:value-type="float">
            <text:p>163.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89808" calcext:value-type="float">
            <text:p>159.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9432" calcext:value-type="float">
            <text:p>160.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5048" calcext:value-type="float">
            <text:p>160.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056" calcext:value-type="float">
            <text:p>159.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8368" calcext:value-type="float">
            <text:p>158.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1792" calcext:value-type="float">
            <text:p>158.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85592" calcext:value-type="float">
            <text:p>157.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63672" calcext:value-type="float">
            <text:p>156.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57576" calcext:value-type="float">
            <text:p>156.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4008" calcext:value-type="float">
            <text:p>153.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1336" calcext:value-type="float">
            <text:p>152.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5616" calcext:value-type="float">
            <text:p>152.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5512" calcext:value-type="float">
            <text:p>151.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8936" calcext:value-type="float">
            <text:p>151.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94152" calcext:value-type="float">
            <text:p>156.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2736" calcext:value-type="float">
            <text:p>150.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0168" calcext:value-type="float">
            <text:p>150.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5784" calcext:value-type="float">
            <text:p>150.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6912" calcext:value-type="float">
            <text:p>149.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3488" calcext:value-type="float">
            <text:p>149.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9104" calcext:value-type="float">
            <text:p>149.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2528" calcext:value-type="float">
            <text:p>148.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5576" calcext:value-type="float">
            <text:p>148.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5952" calcext:value-type="float">
            <text:p>148.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5472" calcext:value-type="float">
            <text:p>148.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8416" calcext:value-type="float">
            <text:p>147.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232" calcext:value-type="float">
            <text:p>147.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5368" calcext:value-type="float">
            <text:p>147.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2308111345002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6832" calcext:value-type="float">
            <text:p>142.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6" meta:object-count="0"/>
    <meta:user-defined meta:name="AppVersion">3.0</meta:user-defined>
  </office:meta>
</office:document-meta>
</file>